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a0b18"/>
    </style:style>
    <style:style style:name="P3" style:family="paragraph" style:parent-style-name="Standard">
      <style:text-properties officeooo:rsid="001812f5" officeooo:paragraph-rsid="001beae3"/>
    </style:style>
    <style:style style:name="P4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5" style:family="paragraph" style:parent-style-name="Standard">
      <style:text-properties fo:font-weight="bold" officeooo:rsid="001812f5" officeooo:paragraph-rsid="001a0b18" style:font-weight-asian="bold" style:font-weight-complex="bold"/>
    </style:style>
    <style:style style:name="P6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7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officeooo:rsid="001beae3" officeooo:paragraph-rsid="001beae3"/>
    </style:style>
    <style:style style:name="P9" style:family="paragraph" style:parent-style-name="Standard">
      <style:text-properties officeooo:rsid="001db959" officeooo:paragraph-rsid="001db959"/>
    </style:style>
    <style:style style:name="P10" style:family="paragraph" style:parent-style-name="Standard">
      <style:text-properties officeooo:paragraph-rsid="001db959"/>
    </style:style>
    <style:style style:name="P11" style:family="paragraph" style:parent-style-name="Standard">
      <style:text-properties officeooo:paragraph-rsid="001e6608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1812f5" officeooo:paragraph-rsid="001812f5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1812f5" officeooo:paragraph-rsid="001812f5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officeooo:rsid="001812f5" officeooo:paragraph-rsid="001a0b18" style:font-size-asian="10pt" style:font-size-complex="10pt"/>
    </style:style>
    <style:style style:name="P1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812f5" officeooo:paragraph-rsid="001a0b18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12f5" officeooo:paragraph-rsid="001a0b18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12f5" officeooo:paragraph-rsid="001a0b18"/>
    </style:style>
    <style:style style:name="P20" style:family="paragraph" style:parent-style-name="Standard">
      <style:paragraph-properties fo:break-before="page"/>
      <style:text-properties officeooo:rsid="001812f5" officeooo:paragraph-rsid="001812f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b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b959" style:font-weight-asian="bold" style:font-weight-complex="bold"/>
    </style:style>
    <style:style style:name="T5" style:family="text">
      <style:text-properties officeooo:rsid="001ac9b8"/>
    </style:style>
    <style:style style:name="T6" style:family="text">
      <style:text-properties officeooo:rsid="001beae3"/>
    </style:style>
    <style:style style:name="T7" style:family="text">
      <style:text-properties officeooo:rsid="001db95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f60f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NX-KS Mod-pack</text:p>
      <text:p text:style-name="P12"/>
      <text:p text:style-name="P4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1.xx ] (if you don't see it in 15 seconds, turn on the Bluetooth)</text:p>
      <text:p text:style-name="P1"><text:s text:c="5"/><text:span text:style-name="T1"><text:s/>x) to uninstall select: main menu &gt; settings&gt; Uninstall Mod</text:span></text:p>
      <text:p text:style-name="P1"/>
      <text:p text:style-name="P1"/>
      <text:p text:style-name="P4"/>
      <text:p text:style-name="P4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1"/>
      <text:p text:style-name="P4">Main Menu</text:p>
      <text:p text:style-name="P4"/>
      <text:p text:style-name="P1"><text:tab/>Video Birtates <text:s text:c="3"/><text:tab/>Custom Functions</text:p>
      <text:p text:style-name="P1"><text:tab/>Profiles <text:s text:c="3"/><text:tab/><text:tab/>Settings</text:p>
      <text:p text:style-name="P1"><text:tab/>Hibernate<text:tab/> <text:s text:c="3"/><text:tab/>Sleep</text:p>
      <text:p text:style-name="P1"/>
      <text:p text:style-name="P1"/>
      <text:p text:style-name="P1"/>
      <text:p text:style-name="P4"/>
      <text:p text:style-name="P13">Video Bitrates</text:p>
      <text:p text:style-name="P15"/>
      <text:p text:style-name="P18"><text:tab/>Bitrates are grouped by resolution group / quality. Note that for NX1 high-fps bitrates will be as the ones set for 4K/UHD. </text:p>
      <text:p text:style-name="P19"><text:tab/>Changing bitrates for a given group is persistent (it will survive reboot). Changing “current” bitrate changes only temporary the current settings for the resolution/quality, which is selected at the moment, and it will be lost on reboot.</text:p>
      <text:p text:style-name="P19">Accepted bitrate values are in essence from 40Mbps to 320Mbps in 10Mbps increments.</text:p>
      <text:p text:style-name="P17"><text:span text:style-name="T1"/></text:p>
      <text:p text:style-name="P14"><text:span text:style-name="T1">Complete list: </text:span></text:p>
      <text:p text:style-name="P16"><text:span text:style-name="T1">35,40,45,50,55,60,65,70,75,80,85,90,95,</text:span></text:p>
      <text:p text:style-name="P16"><text:span text:style-name="T1">100,110,120,130,140,150,160,170,180,190,</text:span></text:p>
      <text:p text:style-name="P16"><text:span text:style-name="T1">200,210,220,230,240,250,260,270,280,290,</text:span></text:p>
      <text:p text:style-name="P14"><text:span text:style-name="T10">300,310,320</text:span></text:p>
      <text:p text:style-name="P20"><text:span text:style-name="T3"><text:tab/>Custom Functions</text:span></text:p>
      <text:p text:style-name="P1"/>
      <text:p text:style-name="P1"><text:tab/>Focus Stacking <text:s text:c="3"/><text:tab/>Focus Buttons</text:p>
      <text:p text:style-name="P2"><text:tab/>Batch Recording <text:tab/>LCD-off Recording<text:line-break/><text:tab/><text:span text:style-name="T2">Mod v1.** <text:s/>(about)<text:tab/>K</text:span>ill <text:span text:style-name="T5">S</text:span>witch (<text:span text:style-name="T2">turns off Mod software, custom bitrates remain</text:span>)</text:p>
      <text:p text:style-name="P1"/>
      <text:p text:style-name="P1"/>
      <text:p text:style-name="P5"><text:tab/></text:p>
      <text:p text:style-name="P5"><text:tab/>Profiles</text:p>
      <text:p text:style-name="P1"><text:tab/></text:p>
      <text:p text:style-name="P1"><text:tab/>save/load UP or DN profile</text:p>
      <text:p text:style-name="P1"><text:tab/>save/load FullBackup (all camera settings)</text:p>
      <text:p text:style-name="P1"><text:tab/><text:span text:style-name="T2">Saved profiles are stored in /sdcard/presets/ and you can copy and backup them as needed.</text:span></text:p>
      <text:p text:style-name="P1"/>
      <text:p text:style-name="P1"/>
      <text:p text:style-name="P1"/>
      <text:p text:style-name="P4"><text:tab/>Settings</text:p>
      <text:p text:style-name="P1"/>
      <text:p text:style-name="P1"><text:tab/>Silent Shutter (nx500 only)<text:tab/><text:tab/>VGA to 2.5K (nx500 only)</text:p>
      <text:p text:style-name="P2"><text:tab/>No Rec Limit (<text:span text:style-name="T2">on </text:span>nx500 4K/UHD limits remain, <text:span text:style-name="T2">NX1 has problems with too long files</text:span>)</text:p>
      <text:p text:style-name="P2"><text:tab/>Refocus on Boot (<text:span text:style-name="T2">return to last focus after hibernation)</text:span></text:p>
      <text:p text:style-name="P1"><text:tab/>Enable Bluetooth (use this to enable Bluetooth functionality while the mod is installed)</text:p>
      <text:p text:style-name="P1"><text:tab/>Uninstall Mod</text:p>
      <text:p text:style-name="P1"/>
      <text:p text:style-name="P1"/>
      <text:p text:style-name="P1"/>
      <text:p text:style-name="P1"/>
      <text:p text:style-name="P7"><text:tab/><text:span text:style-name="T2">Added Functionality </text:span></text:p>
      <text:p text:style-name="P1"/>
      <text:p text:style-name="P4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4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3">Focus pull</text:span> <text:span text:style-name="T2">(</text:span>EV+half-press shutter button<text:span text:style-name="T2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2"><text:tab/>C</text:span>onsecutive EV+half-press shutter button will be switching between focus of the two subjects.</text:p>
      <text:p text:style-name="P1"><text:tab/><text:span text:style-name="T2">Adjusting focus is possible is possible at any time.</text:span></text:p>
      <text:p text:style-name="P1"/>
      <text:p text:style-name="P1"><text:soft-page-break/></text:p>
      <text:p text:style-name="P1"/>
      <text:p text:style-name="P1"><text:span text:style-name="T3">Refocus on Boot</text:span></text:p>
      <text:p text:style-name="P1"><text:tab/>When using hibernation (EV+AEL <text:span text:style-name="T5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1"/>
      <text:p text:style-name="P4">Batch recording</text:p>
      <text:p text:style-name="P1"><text:tab/>The main target users are NX500, who even with "removed <text:span text:style-name="T6">time-limit</text:span>" still have restrictions for 4K and UHD. <text:span text:style-name="T6">NX1 also has some problems with recording too long. </text:span>When button is pressed, the camera starts recording and auto-starts new clips until "Rec" is pressed. <text:span text:style-name="T6">Clips are split in 840sec batches, and will have about a second gap in the continuity. </text:span></text:p>
      <text:p text:style-name="P1"/>
      <text:p text:style-name="P1"/>
      <text:p text:style-name="P4">Kill <text:span text:style-name="T6">S</text:span>witch</text:p>
      <text:p text:style-name="P3"><text:tab/>Stops and removes the program "keyscan" <text:span text:style-name="T6">from memory </text:span>( which monitors your key-press combinations EV+*, <text:span text:style-name="T6">so there will be no key-combinations and no menu to access</text:span> )</text:p>
      <text:p text:style-name="P1">You have an option to let it auto-restart in 3 minutes.</text:p>
      <text:p text:style-name="P1">Bitrate modifications remain. <text:span text:style-name="T6">I</text:span>f not restarted in 3 minutes, you will need camera-restart to enable menus.</text:p>
      <text:p text:style-name="P1"/>
      <text:p text:style-name="P1"/>
      <text:p text:style-name="P1"/>
      <text:p text:style-name="P1"><text:span text:style-name="T3">Thanks to Otto</text:span> for the programs that make this possible - keyscan, gui, poker, focus stacking, focus buttons, ... to name a few.<text:line-break/><text:span text:style-name="T3">Thanks to Vasile</text:span> for coming up with the values for the bitrate-change and nx500's 2.5K mod (the values used here are based on his calculations) </text:p>
      <text:p text:style-name="P8"><text:span text:style-name="T3">Thanks to the bad weather</text:span> recently, which helped by keeping me in front the computers. You can get in touch <text:span text:style-name="T9">with</text:span> me on <text:a xlink:type="simple" xlink:href="http://www.fb.com/KinoSeed/" text:style-name="Internet_20_link" text:visited-style-name="Visited_20_Internet_20_Link">www.fb.com/KinoSeed/</text:a> </text:p>
      <text:p text:style-name="P8"/>
      <text:p text:style-name="P10"/>
      <text:p text:style-name="P11"><text:span text:style-name="T4">Donations</text:span></text:p>
      <text:p text:style-name="P11"><text:span text:style-name="T7"><text:line-break/>Otto: </text:span></text:p>
      <text:p text:style-name="P10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7"><text:line-break/></text:span></text:p>
      <text:p text:style-name="P10"><text:span text:style-name="T7">Vasile: </text:span><text:a xlink:type="simple" xlink:href="https://docs.google.com/spreadsheets/u/1/d/1azq3GqVkI3uimTLABokyHcoTACackLvKDu5TcGo_Gsg/pubhtml" text:style-name="Internet_20_link" text:visited-style-name="Visited_20_Internet_20_Link"><text:span text:style-name="T7">https://docs.google.com/spreadsheets/u/1/d/1azq3GqVkI3uimTLABokyHcoTACackLvKDu5TcGo_Gsg/pubhtml</text:span></text:a></text:p>
      <text:p text:style-name="P9"/>
      <text:p text:style-name="P9">Kino:</text:p>
      <text:p text:style-name="P9">I have to go with Otto on this one. Pay it forward.<text:line-break/>… although producers (especially ones based outside EU) interested in access to market for option-deals for literary materials, are quite welcome as donations. ; )</text:p>
      <text:p text:style-name="P9"/>
      <text:p text:style-name="P6">LINKS </text:p>
      <text:p text:style-name="P6"><text:span text:style-name="T8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6"><text:span text:style-name="T8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10T12:35:59.545000000</dc:date>
    <meta:editing-duration>PT17M43S</meta:editing-duration>
    <meta:editing-cycles>5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83" meta:word-count="751" meta:character-count="4910" meta:non-whitespace-character-count="4082"/>
  </office:meta>
</office:document-meta>
</file>